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b1b" officeooo:paragraph-rsid="001dcb1b"/>
    </style:style>
    <style:style style:name="T1" style:family="text">
      <style:text-properties officeooo:rsid="001e1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>- First of all</text:p>
      <text:p text:style-name="P1">- Then</text:p>
      <text:p text:style-name="P1">- After that</text:p>
      <text:p text:style-name="P1">- and then</text:p>
      <text:p text:style-name="P1">- lastly</text:p>
      <text:p text:style-name="P1"/>
      <text:p text:style-name="P1">Our Company</text:p>
      <text:p text:style-name="P1">- Speaking about Generali AG in germany</text:p>
      <text:p text:style-name="P1"><text:tab/>- founded in 1979 as Aachen and Münchener Group</text:p>
      <text:p text:style-name="P1"><text:tab/>- Generali itself was founded in 1831 in Italy</text:p>
      <text:p text:style-name="P1">- around 10.000 Employees in germany</text:p>
      <text:p text:style-name="P1">- around 10 million costumers</text:p>
      <text:p text:style-name="P1">- Generali germany is the secondest biggest company in the international group</text:p>
      <text:p text:style-name="P1">- divided into 7 subsidaries</text:p>
      <text:p text:style-name="P1"/>
      <text:p text:style-name="P1">Summary</text:p>
      <text:p text:style-name="P1">- <text:span text:style-name="T1">Second biggest primary insurance company</text:span></text:p>
      <text:p text:style-name="P1">- <text:span text:style-name="T1">Over 10 million costumers in germany alone</text:span></text:p>
      <text:p text:style-name="P1">- <text:span text:style-name="T1">Makes generali germany the second biggest in the international group</text:span></text:p>
      <text:p text:style-name="P1">- <text:span text:style-name="T1">Biggest goal is to become life-time partner for our costum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5:05:05.838000000</meta:creation-date>
    <dc:date>2021-02-22T15:19:15.632000000</dc:date>
    <meta:editing-duration>PT3M59S</meta:editing-duration>
    <meta:editing-cycles>1</meta:editing-cycles>
    <meta:document-statistic meta:table-count="0" meta:image-count="0" meta:object-count="0" meta:page-count="1" meta:paragraph-count="19" meta:word-count="107" meta:character-count="604" meta:non-whitespace-character-count="514"/>
    <meta:generator>LibreOffice/6.2.2.2$Windows_X86_64 LibreOffice_project/2b840030fec2aae0fd2658d8d4f9548af4e3518d</meta:generator>
  </office:meta>
</office:document-meta>
</file>